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 status</text:p>
      <text:p text:style-name="Standard">git add *</text:p>
      <text:p text:style-name="Standard">git commit -m "переключились на страницы"</text:p>
      <text:p text:style-name="Standard">git push https://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@github.com/Julia-Zhirnova/StepicDemo.git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1:31:59.923910852</meta:creation-date>
    <dc:date>2024-10-09T11:32:36.386274787</dc:date>
    <meta:editing-duration>PT37S</meta:editing-duration>
    <meta:editing-cycles>1</meta:editing-cycles>
    <meta:document-statistic meta:table-count="0" meta:image-count="0" meta:object-count="0" meta:page-count="1" meta:paragraph-count="4" meta:word-count="14" meta:character-count="162" meta:non-whitespace-character-count="148"/>
    <meta:generator>LibreOffice/24.2.4.1$Linux_X86_64 LibreOffice_project/420$Build-1</meta:generator>
  </office:meta>
</office:document-meta>
</file>